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d9f2" officeooo:paragraph-rsid="0007d9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bits/stdc++.h&gt;</text:p>
      <text:p text:style-name="P1">using namespace std;</text:p>
      <text:p text:style-name="P1">vector&lt;int&gt;v[100005];</text:p>
      <text:p text:style-name="P1">vector&lt;int&gt;v1[100005];</text:p>
      <text:p text:style-name="P1">int vis[100005];</text:p>
      <text:p text:style-name="P1"/>
      <text:p text:style-name="P1">//connected components in an undirected graph</text:p>
      <text:p text:style-name="P1">void bfs(int vertex,int val)</text:p>
      <text:p text:style-name="P1">{</text:p>
      <text:p text:style-name="P1"><text:tab/>queue&lt;int&gt;q;</text:p>
      <text:p text:style-name="P1"><text:tab/>q.push(vertex);</text:p>
      <text:p text:style-name="P1"><text:tab/>vis[vertex]=val;</text:p>
      <text:p text:style-name="P1"><text:tab/>v1[val].push_back(vertex);</text:p>
      <text:p text:style-name="P1"><text:tab/>while(!q.empty())</text:p>
      <text:p text:style-name="P1"><text:tab/>{</text:p>
      <text:p text:style-name="P1"><text:tab/><text:tab/>int front = q.front();</text:p>
      <text:p text:style-name="P1"><text:tab/><text:tab/>q.pop();</text:p>
      <text:p text:style-name="P1"><text:tab/><text:tab/>for(int j=0;j&lt;v[front].size();j++)</text:p>
      <text:p text:style-name="P1"><text:tab/><text:tab/>{</text:p>
      <text:p text:style-name="P1"><text:tab/><text:tab/><text:tab/>if(vis[v[front][j]]==0)</text:p>
      <text:p text:style-name="P1"><text:tab/><text:tab/><text:tab/>{</text:p>
      <text:p text:style-name="P1"><text:tab/><text:tab/><text:tab/><text:tab/>vis[v[front][j]]=val;</text:p>
      <text:p text:style-name="P1"><text:tab/><text:tab/><text:tab/><text:tab/>v1[val].push_back(v[front][j]);</text:p>
      <text:p text:style-name="P1"><text:tab/><text:tab/><text:tab/>}</text:p>
      <text:p text:style-name="P1"><text:tab/><text:tab/>}</text:p>
      <text:p text:style-name="P1"><text:tab/>}</text:p>
      <text:p text:style-name="P1">}</text:p>
      <text:p text:style-name="P1"/>
      <text:p text:style-name="P1"/>
      <text:p text:style-name="P1">int main() </text:p>
      <text:p text:style-name="P1">{</text:p>
      <text:p text:style-name="P1"><text:tab/>memset(vis,0,sizeof(vis));</text:p>
      <text:p text:style-name="P1"><text:tab/>string str;</text:p>
      <text:p text:style-name="P1"><text:tab/>int i,j,k,l,n,m;</text:p>
      <text:p text:style-name="P1"><text:tab/>cin&gt;&gt;str&gt;&gt;n&gt;&gt;m;</text:p>
      <text:p text:style-name="P1"><text:tab/>for(i=0;i&lt;m;i++)</text:p>
      <text:p text:style-name="P1"><text:tab/>{</text:p>
      <text:p text:style-name="P1"><text:tab/><text:tab/>cin&gt;&gt;k&gt;&gt;l;</text:p>
      <text:p text:style-name="P1"><text:tab/><text:tab/>v[k].push_back(l);</text:p>
      <text:p text:style-name="P1"><text:tab/><text:tab/>v[l].push_back(k);</text:p>
      <text:p text:style-name="P1"><text:tab/>}</text:p>
      <text:p text:style-name="P1"><text:tab/>int count=1;</text:p>
      <text:p text:style-name="P1"><text:tab/>for(i=1;i&lt;=n;i++)</text:p>
      <text:p text:style-name="P1"><text:tab/>{</text:p>
      <text:p text:style-name="P1"><text:tab/><text:tab/>if(vis[i]==0)</text:p>
      <text:p text:style-name="P1"><text:tab/><text:tab/>{</text:p>
      <text:p text:style-name="P1"><text:tab/><text:tab/><text:tab/>bfs(i,count);</text:p>
      <text:p text:style-name="P1"><text:tab/><text:tab/><text:tab/>count++;</text:p>
      <text:p text:style-name="P1"><text:tab/><text:tab/>}</text:p>
      <text:p text:style-name="P1"><text:tab/>}</text:p>
      <text:p text:style-name="P1"><text:tab/></text:p>
      <text:p text:style-name="P1"><text:tab/>//question specific</text:p>
      <text:p text:style-name="P1"><text:soft-page-break/><text:tab/>set&lt;char&gt;s;</text:p>
      <text:p text:style-name="P1"><text:tab/>set&lt;char&gt;::iterator it;</text:p>
      <text:p text:style-name="P1"><text:tab/>for(i=1;i&lt;count;i++)</text:p>
      <text:p text:style-name="P1"><text:tab/>{</text:p>
      <text:p text:style-name="P1"><text:tab/><text:tab/>s.clear();</text:p>
      <text:p text:style-name="P1"><text:tab/><text:tab/>for(j=0;j&lt;v1[i].size();j++)</text:p>
      <text:p text:style-name="P1"><text:tab/><text:tab/>{</text:p>
      <text:p text:style-name="P1"><text:tab/><text:tab/><text:tab/>s.insert(str[v1[i][j]-1]);</text:p>
      <text:p text:style-name="P1"><text:tab/><text:tab/>}</text:p>
      <text:p text:style-name="P1"><text:tab/><text:tab/>j=0;</text:p>
      <text:p text:style-name="P1"><text:tab/><text:tab/>for(it=s.begin();it!=s.end();it++)</text:p>
      <text:p text:style-name="P1"><text:tab/><text:tab/>{</text:p>
      <text:p text:style-name="P1"><text:tab/><text:tab/><text:tab/>str[v1[i][j]-1]=(*it);</text:p>
      <text:p text:style-name="P1"><text:tab/><text:tab/><text:tab/>j++;</text:p>
      <text:p text:style-name="P1"><text:tab/><text:tab/>}</text:p>
      <text:p text:style-name="P1"><text:tab/>}</text:p>
      <text:p text:style-name="P1"><text:tab/>cout&lt;&lt;str;</text:p>
      <text:p text:style-name="P1"><text:tab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7S</meta:editing-duration>
    <meta:editing-cycles>3</meta:editing-cycles>
    <meta:generator>LibreOffice/5.1.0.3$Windows_x86 LibreOffice_project/5e3e00a007d9b3b6efb6797a8b8e57b51ab1f737</meta:generator>
    <dc:date>2016-04-14T00:46:08.454000000</dc:date>
    <meta:document-statistic meta:table-count="0" meta:image-count="0" meta:object-count="0" meta:page-count="2" meta:paragraph-count="68" meta:word-count="90" meta:character-count="943" meta:non-whitespace-character-count="822"/>
    <meta:user-defined meta:name="Info 1"/>
    <meta:user-defined meta:name="Info 2"/>
    <meta:user-defined meta:name="Info 3"/>
    <meta:user-defined meta:name="Info 4"/>
  </office:meta>
</office:document-meta>
</file>